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 style:text-autospace="none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text-align="center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fo:font-size="32pt"/>
    </style:style>
    <style:style style:name="P5" style:family="paragraph">
      <style:paragraph-properties fo:margin-left="0.318cm" fo:margin-right="0cm" fo:margin-top="0cm" fo:margin-bottom="0cm" fo:line-height="100%" fo:text-indent="0cm" style:text-autospace="none"/>
      <style:text-properties fo:font-size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fo:font-size="24pt"/>
    </style:style>
    <style:style style:name="P9" style:family="paragraph">
      <style:paragraph-properties fo:margin-left="0.318cm" fo:margin-right="0cm" fo:margin-top="0cm" fo:margin-bottom="0cm" fo:line-height="100%" fo:text-indent="0cm" style:text-autospace="none"/>
      <style:text-properties fo:font-size="2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Arial" fo:font-size="24pt" fo:text-shadow="1pt 1pt" fo:font-weight="normal" style:font-size-asian="24pt" style:font-weight-asian="normal" style:font-size-complex="24pt" style:font-weight-complex="normal"/>
    </style:style>
    <style:style style:name="P11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fo:color="#000000" fo:font-size="32pt" fo:text-shadow="none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32pt" fo:text-shadow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ArialMT" style:font-size-asian="28pt" style:font-style-asian="normal" style:font-weight-asian="normal" style:font-name-complex="ArialMT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ArialMT" style:font-size-asian="32pt" style:font-style-asian="normal" style:font-weight-asian="bold" style:font-name-complex="ArialMT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99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7" style:family="text">
      <style:text-properties fo:color="#000099" style:text-position="0% 100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000099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000000" style:text-position="super 58%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0" style:family="text">
      <style:text-properties fo:color="#000000" style:font-name="Segoe UI Semibold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Psalmody</text:span></text:p>
            <text:p text:style-name="P1"><text:span text:style-name="T2">Psalm 9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4.13cm" svg:height="6.604cm" svg:x="1.778cm" svg:y="0.762cm">
          <draw:text-box>
            <text:p text:style-name="P4"><text:span text:style-name="T3">1</text:span><text:span text:style-name="T4">Oh sing to the LORD a new song;</text:span></text:p>
            <text:p text:style-name="P5"><text:span text:style-name="T5"><text:s text:c="5"/></text:span><text:span text:style-name="T6">sing to the LORD, all the earth!</text:span></text:p>
            <text:p text:style-name="P4"><text:span text:style-name="T3">2</text:span><text:span text:style-name="T4">Sing to the LORD, bless his name;</text:span></text:p>
            <text:p text:style-name="P5"><text:span text:style-name="T5"><text:s text:c="5"/></text:span><text:span text:style-name="T6">tell of his salvation from day to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4cm" svg:height="6.308cm" svg:x="1.247cm" svg:y="0.804cm">
          <draw:text-box>
            <text:p text:style-name="P4"><text:span text:style-name="T3">3</text:span><text:span text:style-name="T4">Declare his glory among the nations,</text:span></text:p>
            <text:p text:style-name="P5"><text:span text:style-name="T5"><text:s text:c="4"/></text:span><text:span text:style-name="T6">his marvelous works among all the peoples!</text:span></text:p>
            <text:p text:style-name="P4"><text:span text:style-name="T3">4</text:span><text:span text:style-name="T4">For great is the LORD, and greatly to be praised;</text:span></text:p>
            <text:p text:style-name="P5"><text:span text:style-name="T5"><text:s text:c="4"/></text:span><text:span text:style-name="T6">he is to be feared above all go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4.892cm" svg:height="8.128cm" svg:x="1.524cm" svg:y="0.762cm">
          <draw:text-box>
            <text:p text:style-name="P4"><text:span text:style-name="T3">5</text:span><text:span text:style-name="T4">For all the gods of the peoples are worthless <text:s/></text:span></text:p>
            <text:p text:style-name="P4"><text:span text:style-name="T4"><text:s/></text:span><text:span text:style-name="T4">idols,</text:span></text:p>
            <text:p text:style-name="P5"><text:span text:style-name="T5"><text:s text:c="4"/></text:span><text:span text:style-name="T6">but the LORD made the heavens.</text:span></text:p>
            <text:p text:style-name="P4"><text:span text:style-name="T3">6</text:span><text:span text:style-name="T4">Splendor and majesty are before him;</text:span></text:p>
            <text:p text:style-name="P5"><text:span text:style-name="T5"><text:s text:c="4"/></text:span><text:span text:style-name="T6">strength and beauty are in his sanctua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5.4cm" svg:height="6.283cm" svg:x="1.27cm" svg:y="1.016cm">
          <draw:text-box>
            <text:p text:style-name="P4"><text:span text:style-name="T3">7</text:span><text:span text:style-name="T4">Ascribe to the LORD, O families of the peoples,</text:span></text:p>
            <text:p text:style-name="P5"><text:span text:style-name="T5"><text:s text:c="4"/></text:span><text:span text:style-name="T6">ascribe to the LORD glory and strength!</text:span></text:p>
            <text:p text:style-name="P4"><text:span text:style-name="T3">8</text:span><text:span text:style-name="T4">Ascribe to the LORD the glory due his name;</text:span></text:p>
            <text:p text:style-name="P5"><text:span text:style-name="T5"><text:s text:c="3"/></text:span><text:span text:style-name="T6"><text:s/></text:span><text:span text:style-name="T6">bring an offering, and come into his cour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10" draw:layer="layout" svg:width="25.4cm" svg:height="4.76cm" svg:x="1.27cm" svg:y="1.016cm">
          <draw:text-box>
            <text:p text:style-name="P8"><text:span text:style-name="T3">9</text:span><text:span text:style-name="T4">Worship the LORD in the splendor of holiness;</text:span></text:p>
            <text:p text:style-name="P9"><text:span text:style-name="T5"><text:s text:c="4"/></text:span><text:span text:style-name="T6">tremble before him, all the earth!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10" draw:layer="layout" svg:width="25.4cm" svg:height="6.263cm" svg:x="1.27cm" svg:y="1.016cm">
          <draw:text-box>
            <text:p text:style-name="P8"><text:span text:style-name="T3">10</text:span><text:span text:style-name="T4">Say among the nations, “The Lord reigns! Yes, </text:span></text:p>
            <text:p text:style-name="P8"><text:span text:style-name="T4"><text:s text:c="2"/></text:span><text:span text:style-name="T4">the world is established; it shall never be </text:span></text:p>
            <text:p text:style-name="P8"><text:span text:style-name="T4"><text:s text:c="2"/></text:span><text:span text:style-name="T4">moved;</text:span></text:p>
            <text:p text:style-name="P9"><text:span text:style-name="T5"><text:s text:c="4"/></text:span><text:span text:style-name="T6">He will judge the peoples with equity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10" draw:layer="layout" svg:width="25.4cm" svg:height="6.263cm" svg:x="1.27cm" svg:y="1.016cm">
          <draw:text-box>
            <text:p text:style-name="P8"><text:span text:style-name="T3">11</text:span><text:span text:style-name="T7">Let the heavens be glad, and let the earth </text:span></text:p>
            <text:p text:style-name="P8"><text:span text:style-name="T7"><text:s text:c="2"/></text:span><text:span text:style-name="T7">rejoice;</text:span><text:span text:style-name="T8"> </text:span></text:p>
            <text:p text:style-name="P8"><text:span text:style-name="T6"><text:s text:c="6"/></text:span><text:span text:style-name="T6">let the sea roar, and all that fills it;</text:span></text:p>
            <text:p text:style-name="P8"><text:span text:style-name="T6"><text:s text:c="6"/></text:span><text:span text:style-name="T9">12</text:span><text:span text:style-name="T6">Let the field exhalt, and everything in i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10" draw:layer="layout" svg:width="25.4cm" svg:height="4.76cm" svg:x="1.27cm" svg:y="1.016cm">
          <draw:text-box>
            <text:p text:style-name="P8"><text:span text:style-name="T7"><text:s text:c="2"/></text:span><text:span text:style-name="T7">Then shall all the trees of the forest sing for joy</text:span></text:p>
            <text:p text:style-name="P8"><text:span text:style-name="T3">13</text:span><text:span text:style-name="T7">before the LORD, for He comes,</text:span></text:p>
            <text:p text:style-name="P8"><text:span text:style-name="T6"><text:s text:c="6"/></text:span><text:span text:style-name="T6">For He comes to judge the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10" draw:layer="layout" svg:width="25.4cm" svg:height="3.556cm" svg:x="1.27cm" svg:y="1.016cm">
          <draw:text-box>
            <text:p text:style-name="P8"><text:span text:style-name="T7"><text:s text:c="2"/></text:span><text:span text:style-name="T7">He will judge the world in righteousness,</text:span></text:p>
            <text:p text:style-name="P8"><text:span text:style-name="T6"><text:s text:c="6"/></text:span><text:span text:style-name="T6">and the peoples in His faithful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9" draw:text-style-name="P13" draw:layer="layout" svg:width="25.4cm" svg:height="6.263cm" svg:x="1.27cm" svg:y="1.016cm">
          <draw:text-box>
            <text:p text:style-name="P11"><text:span text:style-name="T10">C: </text:span><text:span text:style-name="T6">Glory be to the Father and to the Son </text:span></text:p>
            <text:p text:style-name="P11"><text:span text:style-name="T6">and to the Holy Spirit;</text:span></text:p>
            <text:p text:style-name="P11"><text:span text:style-name="T6">as it was in the beginning,</text:span></text:p>
            <text:p text:style-name="P12"><text:span text:style-name="T6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17T21:20:58.985000000</meta:creation-date>
    <dc:date>2017-10-19T11:58:29.504000000</dc:date>
    <meta:editing-duration>PT22M25S</meta:editing-duration>
    <meta:editing-cycles>7</meta:editing-cycles>
    <meta:generator>LibreOffice/5.4.2.2$Windows_X86_64 LibreOffice_project/22b09f6418e8c2d508a9eaf86b2399209b0990f4</meta:generator>
    <meta:document-statistic meta:object-count="54"/>
  </office:meta>
</office:document-meta>
</file>